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/>
    <style:style style:name="P6" style:parent-style-name="Standard" style:family="paragraph"/>
    <style:style style:name="P7" style:parent-style-name="Textbody" style:family="paragraph"/>
    <style:style style:name="T8" style:parent-style-name="StrongEmphasis" style:family="text">
      <style:text-properties fo:font-weight="normal" style:font-weight-asian="normal" style:font-weight-complex="normal" fo:color="#000000"/>
    </style:style>
    <style:style style:name="P9" style:parent-style-name="Standard" style:family="paragraph"/>
    <style:style style:name="T10" style:parent-style-name="StrongEmphasis" style:family="text">
      <style:text-properties fo:color="#000000"/>
    </style:style>
    <style:style style:name="T11" style:parent-style-name="StrongEmphasis" style:family="text">
      <style:text-properties fo:font-weight="normal" style:font-weight-asian="normal" style:font-weight-complex="normal" fo:color="#000000"/>
    </style:style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T18" style:parent-style-name="StrongEmphasis" style:family="text">
      <style:text-properties fo:font-weight="normal" style:font-weight-asian="normal" style:font-weight-complex="normal" fo:color="#000000"/>
    </style:style>
    <style:style style:name="P19" style:parent-style-name="Textbody" style:family="paragraph"/>
    <style:style style:name="T20" style:parent-style-name="StrongEmphasis" style:family="text">
      <style:text-properties fo:font-weight="normal" style:font-weight-asian="normal" style:font-weight-complex="normal" fo:color="#000000"/>
    </style:style>
    <style:style style:name="P21" style:parent-style-name="Standard" style:family="paragraph"/>
    <style:style style:name="T22" style:parent-style-name="StrongEmphasis" style:family="text">
      <style:text-properties fo:font-weight="normal" style:font-weight-asian="normal" style:font-weight-complex="normal" fo:color="#000000"/>
    </style:style>
    <style:style style:name="P23" style:parent-style-name="Standard" style:family="paragraph"/>
    <style:style style:name="T24" style:parent-style-name="StrongEmphasis" style:family="text">
      <style:text-properties fo:font-weight="normal" style:font-weight-asian="normal" style:font-weight-complex="normal" fo:color="#000000"/>
    </style:style>
    <style:style style:name="P25" style:parent-style-name="Standard" style:family="paragraph"/>
    <style:style style:name="T26" style:parent-style-name="StrongEmphasis" style:family="text">
      <style:text-properties fo:color="#000000"/>
    </style:style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/>
    <style:style style:name="P32" style:parent-style-name="Standard" style:family="paragraph"/>
    <style:style style:name="P33" style:parent-style-name="Textbody" style:family="paragraph"/>
    <style:style style:name="T34" style:parent-style-name="StrongEmphasis" style:family="text">
      <style:text-properties fo:font-weight="normal" style:font-weight-asian="normal" style:font-weight-complex="normal" fo:color="#000000"/>
    </style:style>
    <style:style style:name="P35" style:parent-style-name="Standard" style:family="paragraph"/>
    <style:style style:name="T36" style:parent-style-name="StrongEmphasis" style:family="text">
      <style:text-properties fo:font-weight="normal" style:font-weight-asian="normal" style:font-weight-complex="normal" fo:color="#000000"/>
    </style:style>
    <style:style style:name="P37" style:parent-style-name="Standard" style:family="paragraph"/>
    <style:style style:name="T38" style:parent-style-name="StrongEmphasis" style:family="text">
      <style:text-properties fo:font-weight="normal" style:font-weight-asian="normal" style:font-weight-complex="normal" fo:color="#000000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/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/>
    <style:style style:name="P43" style:parent-style-name="Standard" style:family="paragraph"/>
  </office:automatic-styles>
  <office:body>
    <office:text text:use-soft-page-breaks="true">
      <text:p text:style-name="P1">Overfitting is problematic</text:p>
      <text:list text:style-name="LFO1" text:continue-numbering="true">
        <text:list-item>
          <text:p text:style-name="P2">Is the Cure Worse Than the Disease? Overfitting in Automated Program Repair</text:p>
        </text:list-item>
        <text:list-item>
          <text:p text:style-name="P3">Identifying Test-Suite-Overfitted Patches through Test Case Generation</text:p>
        </text:list-item>
        <text:list-item>
          <text:p text:style-name="P4">Precise Condition Synthesis for Program Repair – gets 78.3% not overfitting (compare to our results) - Xiong17</text:p>
        </text:list-item>
        <text:list-item>
          <text:p text:style-name="P5">S3: Syntax- and Semantic-Guided Repair Synthesis via Programming by Examples</text:p>
        </text:list-item>
        <text:list-item>
          <text:p text:style-name="P6">Learning Likely Invariants to Explain Why a Program Fails</text:p>
        </text:list-item>
        <text:list-item>
          <text:p text:style-name="P7"><text:span text:style-name="T8">Towards Addressing the Patch Overfitting Problem</text:span></text:p>
        </text:list-item>
        <text:list-item>
          <text:p text:style-name="P9"><text:span text:style-name="T10">Contract-Based Program Repair without the Contracts – tries to get around overfitting by developing a contract-like structure to guide repairs ---<text:s/></text:span><text:span text:style-name="T11">Chen17</text:span></text:p>
        </text:list-item>
      </text:list>
      <text:p text:style-name="Standard"/>
      <text:p text:style-name="Standard">The importance of developing techniques with high-quality patches was first recognized in XXXX, when XXX identified overfitting as a major issue in APR research \cite{cureworse}. <text:s/></text:p>
      <text:p text:style-name="Standard"/>
      <text:p text:style-name="Standard">search via input/output example</text:p>
      <text:list text:style-name="LFO2" text:continue-numbering="true">
        <text:list-item>
          <text:p text:style-name="P12">Challenges in Behavioral Code Clone Detection</text:p>
        </text:list-item>
        <text:list-item>
          <text:p text:style-name="P13">An Exploratory Study of Functional Redundancy in Code Repositories – measure clones by same output on random inputs</text:p>
        </text:list-item>
        <text:list-item>
          <text:p text:style-name="P14">An Exploratory Study of Interface Redundancy in Code Repositories – just checks input/output parameters</text:p>
        </text:list-item>
        <text:list-item>
          <text:p text:style-name="P15">Automatic mining of functionally equivalent code fragments via random testing – this does almost exactly what we need</text:p>
        </text:list-item>
      </text:list>
      <text:p text:style-name="Standard"/>
      <text:p text:style-name="Standard">The use of input/output tuples to find similar programs has become a common approach in recent years. <text:s/>A duplication study of 68 Java projects on SourceForge found 984 pairs of redundant methods using method parameters and return type matches to limit the search space, and input/output tuples to check functional equivalency. <text:s/>Even more valuable for this work, over half of redundant methods were \emph{not} syntactic clones \cite{exploratory study functional redundancy}. <text:s/>Similar work has shown that input/output tuples are required, as a similar study using only method parameters and return types found that only 0.0002\% of methods which matched input parameter types and return type were actual clones \cite{exploratory study interface redundancy}. <text:s/>XXX also studied mining equivalent code fragments using input/output tuples, and found that among 624K LOC in the Linux kernel, 58\% of functional clones were syntactically different\cite{auto minin functionally equivalent code}. <text:s/>XXX also found that duplicates are relatively rare, with over 60\% of all code being completely unique. <text:s/>Interestingly, XXX uses randomly-generated inputs, so our approach here will likely perform better since it includes available domain knowledge to target meaningful input/output tuples.</text:p>
      <text:p text:style-name="Standard"/>
      <text:p text:style-name="Standard"/>
      <text:p text:style-name="Standard">program via completion of partial programming via search over code reuse DB</text:p>
      <text:list text:style-name="LFO3" text:continue-numbering="true">
        <text:list-item>
          <text:p text:style-name="P16">Data-Driven Program Completion</text:p>
        </text:list-item>
      </text:list>
      <text:p text:style-name="Standard"/>
      <text:p text:style-name="Standard">Another application for this type of approach is programming-by-outline. <text:s/>XXX have created such a system, in which a combination of partial code, pseudocode, and natural-language comments serve as the search query to search a database of reused code snippets\cite{data driven program completion}. <text:s/>This database is then used to ``fill in’’ the sections and complete the program. <text:s/>Likewise, XXX use comparison of semantic code snippets in other programs to improve documentation by creating and automated system to describe how a program works based on semantic code duplicate similarity with existing programs\cite{ARCC}.</text:p>
      <text:p text:style-name="Standard"/>
      <text:p text:style-name="Standard">code duplication</text:p>
      <text:list text:style-name="LFO4" text:continue-numbering="true">
        <text:list-item>
          <text:p text:style-name="P17"><text:span text:style-name="T18">ARCC: assistant for repetitive code comprehension – uses code duplication to try to describe how a program works</text:span></text:p>
        </text:list-item>
        <text:list-item>
          <text:p text:style-name="P19"><text:span text:style-name="T20">Towards Addressing the Patch Overfitting Problem</text:span></text:p>
        </text:list-item>
        <text:list-item>
          <text:p text:style-name="P21"><text:span text:style-name="T22">Sorting and Transforming Program Repair Ingredients via Deep Learning Code Similarities – using deep learning to figure out what to look for</text:span></text:p>
        </text:list-item>
        <text:list-item>
          <text:p text:style-name="P23"><text:span text:style-name="T24">An Exploratory Study of Functional Redundancy in Code Repositories</text:span></text:p>
        </text:list-item>
        <text:list-item>
          <text:p text:style-name="P25"><text:span text:style-name="T26">A Study of the Uniqueness of Source Code - Gabel10</text:span></text:p>
        </text:list-item>
      </text:list>
      <text:p text:style-name="Standard"/>
      <text:p text:style-name="Standard">A standard assumption in APR is that human-created code is more likely to conform to an implicit true<text:s/>specification than an automatically-created snippet which has access only to test cases as a partial specification\cite{XXX,XXX}. <text:s/>SearchRepair represents the first attempt to explicitly reuse human code in order to improve conformance to this implicit specification. <text:s/>Other attempts include XXX, who use syntactic similarity to find similar code snippets \cite{towards addressin patch overfitting}. <text:s/>Their results are not as positive as SearchRepair, which suggests that our semantics-based approach is appropriate.<text:s text:c="2"/>XXX try to use graph kernels to find similar programs \cite{detecting similar programs}, and initial work by XXX uses a hybrid model which compares 30 existing similarity analyzers (programs originally designed for clone detection or plagiarism detection) in searching for syntactic clones\cite{measuring code similarity}. <text:s/>These programs are often considerably more complex than our approach, with syntactic clone detection often including n-grams, TF-IDF, and other computationally expensive Machine Learning approaches. <text:s/></text:p>
      <text:p text:style-name="Standard"/>
      <text:p text:style-name="Standard">XXX<text:s/>suggests that good performance in code reuse for program repair<text:s/>will require not just search, but optimizing the level of granularity appropriate to each search. <text:s/>They use deep learning to automatically learn the appropriate size and<text:s/>important features in code snippets \cite{sorting and transforming}. <text:s/>While their initial results are not impressive, their basic argument that search needs to consider granularity and important features are borne out by our own results and granularity experiments.</text:p>
      <text:p text:style-name="Standard"/>
      <text:p text:style-name="Standard">much work needed (and being done) on better ways to find “similar” code</text:p>
      <text:list text:style-name="LFO5" text:continue-numbering="true">
        <text:list-item>
          <text:p text:style-name="P27">Detecting Similar Programs via the Weisfeiler-Leman Graph Kernel</text:p>
        </text:list-item>
        <text:list-item>
          <text:p text:style-name="P28">Measuring Code Similarity in Large-scaled Code Corpora</text:p>
        </text:list-item>
        <text:list-item>
          <text:p text:style-name="P29">Automatic mining of functionally equivalent code fragments via random testing</text:p>
        </text:list-item>
      </text:list>
      <text:p text:style-name="Standard"/>
      <text:p text:style-name="Standard"/>
      <text:p text:style-name="Standard">Using code duplication/guidance from existing code to constrain search in APR</text:p>
      <text:list text:style-name="LFO6" text:continue-numbering="true">
        <text:list-item>
          <text:p text:style-name="P30">History Driven Program Repair - Le16</text:p>
        </text:list-item>
        <text:list-item>
          <text:p text:style-name="P31">Program Repair Using Code Repositories (basically same as SR but search done by tree differencing and at syntax level</text:p>
        </text:list-item>
        <text:list-item>
          <text:p text:style-name="P32">Towards API-Specific Automatic Program Repair – mines usage patterns to make API call bug fixes</text:p>
        </text:list-item>
        <text:list-item>
          <text:p text:style-name="P33"><text:span text:style-name="T34">Towards Addressing the Patch Overfitting Problem</text:span></text:p>
        </text:list-item>
        <text:list-item>
          <text:p text:style-name="P35"><text:span text:style-name="T36">Improving performance of automatic program repair using learned heuristics – does SR with Random Forest to speed it up</text:span></text:p>
        </text:list-item>
        <text:list-item>
          <text:p text:style-name="P37"><text:span text:style-name="T38">Sorting and Transforming Program Repair Ingredients via Deep Learning Code Similarities – deep learning to figure out what to look at</text:span></text:p>
        </text:list-item>
        <text:list-item>
          <text:p text:style-name="P39">Leveraging Syntax-Related Code for Automated Program Repair – bad SR --Xin17</text:p>
        </text:list-item>
        <text:list-item>
          <text:p text:style-name="P40">Leveraging Bug-Related Code for Program Repair – bad SR2</text:p>
        </text:list-item>
      </text:list>
      <text:soft-page-break/>
      <text:p text:style-name="Standard">The use of existing human-written code to guide or provide repairs is widely used in recent work. <text:s/>XXX uses fix profiles based on historical developer fix tendencies to guide GenProg repairs\cite{history driven},<text:s/></text:p>
      <text:p text:style-name="Standard"/>
      <text:p text:style-name="Standard">For code reuse techniques, XXX use syntactic similarities found via tree differencing to identify reuse sources for repair\cite{program repair using code repos, leveraging syntax-related, leveraging bug-related}. <text:s/>Their results are not as good as ours, suggesting that semantic information and/or input/output tuples being used is a good idea. <text:s/>XXX uses SearchRepair itself, but uses a RandomForest to speed it up \cite{improving performance of APR}.</text:p>
      <text:p text:style-name="Standard"/>
      <text:p text:style-name="Standard">TRY A RL NN, WITH COMPILATION ERRORS AS REALLY BAD, GETTING WRONG ANSWER KINDA BAD, AND GETTING RIGHT ANSWER GOOD?</text:p>
      <text:p text:style-name="Standard"/>
      <text:p text:style-name="Standard">Why you might need more than just unit tests</text:p>
      <text:list text:style-name="LFO7" text:continue-numbering="true">
        <text:list-item>
          <text:p text:style-name="P41">An Analysis of the Search Spaces for Generate and Validate Patch Generation Systems – Long16a</text:p>
        </text:list-item>
        <text:list-item>
          <text:p text:style-name="P42">An Analysis of the Suitability of Test-based Patch Acceptance Criteria</text:p>
        </text:list-item>
        <text:list-item>
          <text:p text:style-name="P43"/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w Hill</meta:initial-creator>
    <dc:creator>Kristina Hill</dc:creator>
    <meta:creation-date>2017-12-08T11:07:00Z</meta:creation-date>
    <dc:date>2017-12-12T17:29:00Z</dc:date>
    <meta:template xlink:href="Normal" xlink:type="simple"/>
    <meta:editing-cycles>2</meta:editing-cycles>
    <meta:editing-duration>PT24240S</meta:editing-duration>
    <meta:document-statistic meta:page-count="3" meta:paragraph-count="14" meta:word-count="1098" meta:character-count="7343" meta:row-count="52" meta:non-whitespace-character-count="6259"/>
  </office:meta>
</office:document-meta>
</file>